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d36ca"/>
    </style:style>
    <style:style style:name="P6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officeooo:paragraph-rsid="001d36ca"/>
    </style:style>
    <style:style style:name="P7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officeooo:paragraph-rsid="001d9665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d9665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9042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36c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9665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ea7bf92-7fff-46da-8d95-3119b7ec5891"/>Trabajo Práctico de Programación Orientada a Objetos</text:p>
      <text:p text:style-name="Text_20_body"/>
      <text:p text:style-name="P3"><text:bookmark text:name="docs-internal-guid-a34cafa4-7fff-9d4f-65d6-9d27d53defea"/>Mismo grupo de la entrega anterior. </text:p>
      <text:p text:style-name="P4"><text:span text:style-name="T1">Entrega el 0</text:span><text:span text:style-name="T2">9</text:span><text:span text:style-name="T1">/11. (presentación)</text:span></text:p>
      <text:p text:style-name="Text_20_body"/>
      <text:p text:style-name="P5"><text:span text:style-name="T1">El software desarrollado en el </text:span><text:span text:style-name="T3">trabajo práctica 2, </text:span><text:span text:style-name="T1">debe </text:span><text:span text:style-name="T3">permitir : </text:span></text:p>
      <text:list xml:id="list3023241300" text:style-name="L2">
        <text:list-item>
          <text:p text:style-name="P6"><text:span text:style-name="T3">Tomar</text:span><text:span text:style-name="T1"> las preposiciones (o palabras a ignorar) de un archivo de texto. Si el archivo no existe o está vacío, no se debe ignorar ninguna palabra. </text:span></text:p>
        </text:list-item>
        <text:list-item>
          <text:p text:style-name="P7"><text:span text:style-name="T3">G</text:span><text:span text:style-name="T1">uardar el índice </text:span><text:span text:style-name="T3">en un archivo binario</text:span><text:span text:style-name="T1"> </text:span><text:span text:style-name="T3">en</text:span><text:span text:style-name="T1"> directorio donde se está trabajando, y a la vez debe permitir una opción de importación y actualización de dicho índice. </text:span><text:span text:style-name="T4">Con dicha funcionalidad el software debe funcionar de la siguiente manera : </text:span></text:p>
          <text:list>
            <text:list-item>
              <text:p text:style-name="P7"><text:span text:style-name="T4">El usuario selecciona un directorio</text:span></text:p>
            </text:list-item>
            <text:list-item>
              <text:p text:style-name="P7"><text:span text:style-name="T4">Si no existe archivo de indice, realiza el indice y pregunta si el usuario quiere guardarlo</text:span></text:p>
            </text:list-item>
            <text:list-item>
              <text:p text:style-name="P7"><text:span text:style-name="T4">Si existe el archivo de indice, recupera el indice de dicho archivo y pregunta si el usuario desea actualizarlo, si el usuario indica que si, regenera el indice y lo guarda, si el usuario indica que no, utiliza el indice recuperado. </text:span></text:p>
            </text:list-item>
          </text:list>
        </text:list-item>
      </text:list>
      <text:p text:style-name="P8"><text:span text:style-name="T4"/></text:p>
      <text:p text:style-name="P2">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5T19:07:42.202944035</meta:creation-date>
    <dc:date>2020-09-27T22:52:59.289068751</dc:date>
    <meta:editing-duration>PT43M8S</meta:editing-duration>
    <meta:editing-cycles>4</meta:editing-cycles>
    <meta:generator>LibreOffice/6.3.6.2$Linux_X86_64 LibreOffice_project/30$Build-2</meta:generator>
    <meta:document-statistic meta:table-count="0" meta:image-count="0" meta:object-count="0" meta:page-count="1" meta:paragraph-count="10" meta:word-count="161" meta:character-count="938" meta:non-whitespace-character-count="784"/>
  </office:meta>
</office:document-meta>
</file>